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office:font-face-decls>
  <office:automatic-styles>
    <style:style style:name="P1" style:family="paragraph" style:parent-style-name="Text_20_body">
      <style:paragraph-properties style:writing-mode="lr-tb"/>
      <style:text-properties style:font-name="apple-system" fo:font-size="7pt"/>
    </style:style>
    <style:style style:name="P2" style:family="paragraph" style:parent-style-name="Text_20_body">
      <style:paragraph-properties style:writing-mode="lr-tb"/>
      <style:text-properties style:font-name="Arial1" fo:font-size="13pt" officeooo:paragraph-rsid="000d3d28" style:font-size-asian="13pt" style:font-size-complex="13pt"/>
    </style:style>
    <style:style style:name="P3" style:family="paragraph" style:parent-style-name="Text_20_body">
      <style:paragraph-properties style:writing-mode="lr-tb"/>
      <style:text-properties fo:font-size="13pt" officeooo:paragraph-rsid="000d3d28" style:font-size-asian="13pt" style:font-size-complex="13pt"/>
    </style:style>
    <style:style style:name="T1" style:family="text">
      <style:text-properties style:font-name="apple-system"/>
    </style:style>
    <style:style style:name="T2" style:family="text">
      <style:text-properties style:font-name="apple-system" fo:font-size="7pt"/>
    </style:style>
    <style:style style:name="T3" style:family="text">
      <style:text-properties style:font-name="apple-system" officeooo:rsid="000d3d28"/>
    </style:style>
    <style:style style:name="T4" style:family="text">
      <style:text-properties style:font-name="apple-system" fo:font-weight="bold" officeooo:rsid="000d3d28"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0d3d28" style:font-weight-asian="bold" style:font-weight-complex="bold"/>
    </style:style>
    <style:style style:name="T7" style:family="text">
      <style:text-properties style:font-name="Arial1"/>
    </style:style>
    <style:style style:name="T8" style:family="text">
      <style:text-properties style:font-name="Arial1" fo:font-size="12pt" fo:font-weight="bold" officeooo:rsid="000d3d28" style:font-size-asian="12pt" style:font-weight-asian="bold" style:font-size-complex="12pt" style:font-weight-complex="bold"/>
    </style:style>
    <style:style style:name="T9" style:family="text">
      <style:text-properties style:font-name="Arial1" fo:font-size="12pt" style:font-size-asian="12pt" style:font-size-complex="12pt"/>
    </style:style>
    <style:style style:name="T10" style:family="text">
      <style:text-properties style:font-name="Arial1" fo:font-weight="bold" officeooo:rsid="000d3d28"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Sales Analysis</text:span><text:line-break/><text:line-break/>ABC is an ecommerce company that sells over 25,000 items online. These items are sold by different vendors from across the country. Currently there is no dashboard available to help the Sales team monitor the performance of various vendors or items. Also, they need a ranking / categorization of the products to identify the products they need to keep an eye on.<text:line-break/><text:line-break/><text:span text:style-name="T5">Given here are three excel files:</text:span><text:line-break/><text:line-break/>2021Sales.xls : This excel file contains the list of all the orders for the current year. Each Order ID is unique. Besides OrderID and Order date, the file has ItemID, Price at which the item was sold and quantity sold.<text:line-break/><text:line-break/>Item-Vendor.xls: Each ItemID is unique and has a vendor mapped to it. This excel file gives the list of ItemID mapped to their respective vendors.<text:line-break/><text:line-break/>Vendor-Manager.xls: The sales team has managers assigned to each of these vendors. This excel file provides the mapping of the vendors to the sales managers.<text:line-break/></text:p>
      <text:p text:style-name="P3"><text:span text:style-name="T10">Instructions</text:span><text:span text:style-name="T7"><text:line-break/>Using the above data you are required to setup a dashboard for the Sales team.  You can use any visualization that you think is appropriate for the data given (line charts, tables, pie charts, bar graphs etc.). You are free to make assumptions, however do state them clearly.<text:line-break/><text:line-break/>You are required to do the following as a part of the dashboard setup process:<text:line-break/><text:line-break/>Provide filters/slicers for dates, vendors, sales managers and ItemIDs<text:line-break/><text:line-break/>Create a table measure using a CALCULATE TABLE function that generates for each vendor their 2nd best selling product. You can exclude vendors that have had no sales. The required columns in the table are therefore VendorName, ProductName, Sales with one entry per vendor containing the 2nd best selling product.<text:line-break/><text:line-break/>Show sales trends for past 7/14/28 days as well as weekly and monthly trends. The trend needs to be compared it with a moving average curve also displayed along with the sales trend curve. The user should be able to choose the no of days from the above list used for displaying the sales trend. The user should also be able to able to choose the period ( 7day, 14day, 28day ) used for the moving average and </text:span><text:soft-page-break/><text:span text:style-name="T7">the choice should be made available for selection.<text:line-break/><text:line-break/>Present the top 10% and bottom 10% of products (Items) – by sales value and sales quantity<text:line-break/><text:line-break/>Categorize the products(items) into four buckets – A/B/C/D (please note that both sales value and sales quantity are important)<text:line-break/><text:line-break/>List data gaps (if any) and how we can improve the quality of the dat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5:50:19.902000000</meta:creation-date>
    <dc:date>2023-10-30T18:35:43.834000000</dc:date>
    <meta:editing-duration>PT2H45M30S</meta:editing-duration>
    <meta:editing-cycles>1</meta:editing-cycles>
    <meta:document-statistic meta:table-count="0" meta:image-count="0" meta:object-count="0" meta:page-count="2" meta:paragraph-count="2" meta:word-count="418" meta:character-count="2449" meta:non-whitespace-character-count="2017"/>
    <meta:generator>LibreOffice/7.5.2.2$Windows_X86_64 LibreOffice_project/53bb9681a964705cf672590721dbc85eb4d0c3a2</meta:generator>
  </office:meta>
</office:document-meta>
</file>